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Liberation Mono', 'DejaVu Sans Mono', 'Bitstream Vera Sans Mono',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7177" officeooo:paragraph-rsid="000e7177"/>
    </style:style>
    <style:style style:name="P2" style:family="paragraph" style:parent-style-name="Text_20_body">
      <style:text-properties officeooo:rsid="001067f2" officeooo:paragraph-rsid="001067f2"/>
    </style:style>
    <style:style style:name="P3" style:family="paragraph" style:parent-style-name="Text_20_body">
      <style:text-properties fo:font-variant="normal" fo:text-transform="none" fo:color="#969896" style:font-name="Consolas" fo:font-size="9.75pt" fo:letter-spacing="normal" fo:font-style="normal" fo:font-weight="normal" officeooo:rsid="001067f2" officeooo:paragraph-rsid="001067f2"/>
    </style:style>
    <style:style style:name="P4" style:family="paragraph" style:parent-style-name="Text_20_body">
      <style:text-properties officeooo:rsid="00122c08" officeooo:paragraph-rsid="00122c08"/>
    </style:style>
    <style:style style:name="P5" style:family="paragraph" style:parent-style-name="Text_20_body">
      <style:text-properties officeooo:paragraph-rsid="00122c08"/>
    </style:style>
    <style:style style:name="P6" style:family="paragraph" style:parent-style-name="Text_20_body">
      <style:text-properties officeooo:rsid="00153b6e" officeooo:paragraph-rsid="00153b6e"/>
    </style:style>
    <style:style style:name="P7" style:family="paragraph" style:parent-style-name="Text_20_body">
      <style:text-properties officeooo:rsid="001784e1" officeooo:paragraph-rsid="001784e1"/>
    </style:style>
    <style:style style:name="P8" style:family="paragraph" style:parent-style-name="Text_20_body">
      <style:text-properties officeooo:rsid="00182f53" officeooo:paragraph-rsid="00182f53"/>
    </style:style>
    <style:style style:name="P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style>
    <style:style style:name="P12"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13" style:family="paragraph" style:parent-style-name="Standard">
      <style:text-properties officeooo:rsid="000e7177" officeooo:paragraph-rsid="000e7177"/>
    </style:style>
    <style:style style:name="P14" style:family="paragraph" style:parent-style-name="Text_20_body">
      <style:text-properties officeooo:rsid="00182f53" officeooo:paragraph-rsid="00182f53"/>
    </style:style>
    <style:style style:name="P15" style:family="paragraph" style:parent-style-name="Text_20_body">
      <style:text-properties officeooo:rsid="001a096f" officeooo:paragraph-rsid="001a096f"/>
    </style:style>
    <style:style style:name="P16" style:family="paragraph" style:parent-style-name="Text_20_body">
      <style:text-properties officeooo:rsid="001b1c6a" officeooo:paragraph-rsid="001784e1"/>
    </style:style>
    <style:style style:name="P17" style:family="paragraph" style:parent-style-name="Text_20_body">
      <style:text-properties officeooo:rsid="001b1c6a" officeooo:paragraph-rsid="001b1c6a"/>
    </style:style>
    <style:style style:name="P18"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969896" style:font-name="Consolas" fo:font-size="9.75pt" fo:letter-spacing="normal" fo:font-style="normal" fo:font-weight="normal"/>
    </style:style>
    <style:style style:name="P19"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333333" fo:letter-spacing="normal"/>
    </style:style>
    <style:style style:name="P20"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333333" style:font-name="Consolas" fo:font-size="9.75pt" fo:letter-spacing="normal" fo:font-style="normal" fo:font-weight="normal"/>
    </style:style>
    <style:style style:name="P21" style:family="paragraph" style:parent-style-name="Heading_20_2">
      <style:text-properties officeooo:rsid="0011a3dd" officeooo:paragraph-rsid="0011a3dd"/>
    </style:style>
    <style:style style:name="P22" style:family="paragraph" style:parent-style-name="Heading_20_2">
      <style:text-properties officeooo:rsid="00122c08" officeooo:paragraph-rsid="00122c08"/>
    </style:style>
    <style:style style:name="P23" style:family="paragraph" style:parent-style-name="Heading_20_1">
      <style:text-properties officeooo:rsid="001067f2" officeooo:paragraph-rsid="001067f2"/>
    </style:style>
    <style:style style:name="P24" style:family="paragraph" style:parent-style-name="Heading_20_1">
      <style:text-properties fo:font-variant="normal" fo:text-transform="none" fo:color="#24292e" style:font-name="apple-system" fo:letter-spacing="normal" fo:font-style="normal" fo:font-weight="bold" officeooo:rsid="00122c08" officeooo:paragraph-rsid="00122c08"/>
    </style:style>
    <style:style style:name="P25" style:family="paragraph" style:parent-style-name="Heading_20_1">
      <style:text-properties officeooo:rsid="00182f53" officeooo:paragraph-rsid="00182f53"/>
    </style:style>
    <style:style style:name="T1" style:family="text">
      <style:text-properties fo:color="#0086b3"/>
    </style:style>
    <style:style style:name="T2" style:family="text">
      <style:text-properties officeooo:rsid="00122c08"/>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loext:padding="0cm" loext:border="none"/>
    </style:style>
    <style:style style:name="T6" style:family="text">
      <style:text-properties officeooo:rsid="0012a2a6"/>
    </style:style>
    <style:style style:name="T7" style:family="text">
      <style:text-properties officeooo:rsid="001a096f"/>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igh ar ais as an fharraige installation and setup</text:p>
      <text:p text:style-name="P1"/>
      <text:p text:style-name="P1">This installation runs on two Raspberry Pis. One runs a program on a touchscreen monitor that shows different phrases related to landcape. The other plays video files depending on which word is selected. These videos are layered over a painting, and the work is exhibited as a free-standing installation.</text:p>
      <text:p text:style-name="P1"/>
      <text:p text:style-name="P1">The artwork was exhibited at Rye Creative Centre, Rye, England in March 2018, and restaged at Rathfarnham Castle, Dublin in November/December 2019.</text:p>
      <text:p text:style-name="P1"/>
      <text:p text:style-name="P1">This document outlines the setup and settings for the Raspberry Pis so that they can be set up again should there be any failing in the program. The program code is stored online at <text:a xlink:type="simple" xlink:href="http://www.github.com/ephemeralfuture/faaaaf" text:style-name="Internet_20_link" text:visited-style-name="Visited_20_Internet_20_Link">www.github.com/ephemeralfuture/faaaaf</text:a></text:p>
      <text:p text:style-name="P1"/>
      <text:h text:style-name="P23" text:outline-level="1">Setup for Raspberry Pi 1: faaaaf_touch</text:h>
      <text:p text:style-name="P2">The first Raspberry Pi is run on a 7” Makibes touchscreen controller via HDMI connection. This requires setup to make sure the image correctly fits the screen. The setup is as follows for the 7” touchscreen display:</text:p>
      <text:h text:style-name="P21" text:outline-level="2">Touchscreen Display setup</text:h>
      <text:p text:style-name="P2">From: <text:a xlink:type="simple" xlink:href="https://learn.adafruit.com/adafruit-5-800x480-tft-hdmi-monitor-touchscreen-backpack/raspberry-pi-config" text:style-name="Internet_20_link" text:visited-style-name="Visited_20_Internet_20_Link">https://learn.adafruit.com/adafruit-5-800x480-tft-hdmi-monitor-touchscreen-backpack/raspberry-pi-config</text:a></text:p>
      <text:p text:style-name="P2">Some changes need to be made in the config.txt file, accessed with sudo nano boot/config.txt</text:p>
      <text:p text:style-name="P2">The following lines are as they need to appear to set up the screen correctly.</text:p>
      <text:p text:style-name="P3"># uncomment if you get no picture on HDMI for a default "safe" mode</text:p>
      <text:list xml:id="list2457234" text:style-name="L1">
        <text:list-item>
          <text:p text:style-name="P18">#hdmi_safe=1</text:p>
        </text:list-item>
        <text:list-item>
          <text:p text:style-name="P19"> </text:p>
        </text:list-item>
        <text:list-item>
          <text:p text:style-name="P18"># uncomment this if your display has a black border of unused pixels visible</text:p>
        </text:list-item>
        <text:list-item>
          <text:p text:style-name="P18"># and your display can output without overscan</text:p>
        </text:list-item>
        <text:list-item>
          <text:p text:style-name="P18">#disable_overscan=1</text:p>
        </text:list-item>
        <text:list-item>
          <text:p text:style-name="P19"> </text:p>
        </text:list-item>
        <text:list-item>
          <text:p text:style-name="P18"># uncomment the following to adjust overscan. Use positive numbers if console</text:p>
        </text:list-item>
        <text:list-item>
          <text:p text:style-name="P18"># goes off screen, and negative if there is too much border</text:p>
        </text:list-item>
        <text:list-item>
          <text:p text:style-name="P18">#overscan_left=16</text:p>
        </text:list-item>
        <text:list-item>
          <text:p text:style-name="P18">#overscan_right=16</text:p>
        </text:list-item>
        <text:list-item>
          <text:p text:style-name="P18">#overscan_top=16</text:p>
        </text:list-item>
        <text:list-item>
          <text:p text:style-name="P18">#overscan_bottom=16</text:p>
        </text:list-item>
        <text:list-item>
          <text:p text:style-name="P19"> </text:p>
        </text:list-item>
        <text:list-item>
          <text:p text:style-name="P18"># uncomment to force a console size. By default it will be display's size minus</text:p>
        </text:list-item>
        <text:list-item>
          <text:p text:style-name="P18"><text:soft-page-break/># overscan.</text:p>
        </text:list-item>
        <text:list-item>
          <text:p text:style-name="P18">#framebuffer_width=1280</text:p>
        </text:list-item>
        <text:list-item>
          <text:p text:style-name="P18">#framebuffer_height=720</text:p>
        </text:list-item>
        <text:list-item>
          <text:p text:style-name="P19"> </text:p>
        </text:list-item>
        <text:list-item>
          <text:p text:style-name="P18"># uncomment if hdmi display is not detected and composite is being output</text:p>
        </text:list-item>
        <text:list-item>
          <text:p text:style-name="P20">hdmi_force_hotplug=<text:span text:style-name="T1">1</text:span></text:p>
        </text:list-item>
        <text:list-item>
          <text:p text:style-name="P19"> </text:p>
        </text:list-item>
        <text:list-item>
          <text:p text:style-name="P18"># uncomment to force a specific HDMI mode (here we are forcing 800x480!)</text:p>
        </text:list-item>
        <text:list-item>
          <text:p text:style-name="P20">hdmi_group=<text:span text:style-name="T1">2</text:span></text:p>
        </text:list-item>
        <text:list-item>
          <text:p text:style-name="P20">hdmi_mode=<text:span text:style-name="T1">87</text:span></text:p>
        </text:list-item>
        <text:list-item>
          <text:p text:style-name="P20">hdmi_cvt=<text:span text:style-name="T1">800</text:span> <text:span text:style-name="T1">480</text:span> <text:span text:style-name="T1">60</text:span> <text:span text:style-name="T1">6</text:span> <text:span text:style-name="T1">0</text:span> <text:span text:style-name="T1">0</text:span> <text:span text:style-name="T1">0</text:span></text:p>
        </text:list-item>
        <text:list-item>
          <text:p text:style-name="P20">hdmi_drive=<text:span text:style-name="T1">1</text:span></text:p>
        </text:list-item>
        <text:list-item>
          <text:p text:style-name="P19"> </text:p>
        </text:list-item>
        <text:list-item>
          <text:p text:style-name="P20">max_usb_current=<text:span text:style-name="T1">1</text:span></text:p>
        </text:list-item>
        <text:list-item>
          <text:p text:style-name="P18"># uncomment to force a HDMI mode rather than DVI. This can make audio work in</text:p>
        </text:list-item>
        <text:list-item>
          <text:p text:style-name="P18"># DMT (computer monitor) modes</text:p>
        </text:list-item>
        <text:list-item>
          <text:p text:style-name="P18">#hdmi_drive=2</text:p>
        </text:list-item>
        <text:list-item>
          <text:p text:style-name="P19"> </text:p>
        </text:list-item>
        <text:list-item>
          <text:p text:style-name="P18"># uncomment to increase signal to HDMI, if you have interference, blanking, or</text:p>
        </text:list-item>
        <text:list-item>
          <text:p text:style-name="P18"># no display</text:p>
        </text:list-item>
        <text:list-item>
          <text:p text:style-name="P18">#config_hdmi_boost=4</text:p>
        </text:list-item>
        <text:list-item>
          <text:p text:style-name="P19"> </text:p>
        </text:list-item>
        <text:list-item>
          <text:p text:style-name="P18"># uncomment for composite PAL</text:p>
        </text:list-item>
        <text:list-item>
          <text:p text:style-name="P18">#sdtv_mode=2</text:p>
        </text:list-item>
        <text:list-item>
          <text:p text:style-name="P19"> </text:p>
        </text:list-item>
        <text:list-item>
          <text:p text:style-name="P18">#uncomment to overclock the arm. 700 MHz is the default.</text:p>
        </text:list-item>
        <text:list-item>
          <text:p text:style-name="P18">#arm_freq=800</text:p>
        </text:list-item>
        <text:list-item>
          <text:p text:style-name="P19"> </text:p>
        </text:list-item>
        <text:list-item>
          <text:p text:style-name="P18"># for more options see http://elinux.org/RPi_config.txt</text:p>
        </text:list-item>
      </text:list>
      <text:p text:style-name="P2"/>
      <text:h text:style-name="P22" text:outline-level="2">Program for touchscreen</text:h>
      <text:p text:style-name="P5"><text:span text:style-name="T2">The program that runs the touchscreen is a Python program. It is based off the code for PiMenu by Splitbrain: </text:span><text:a xlink:type="simple" xlink:href="https://github.com/splitbrain/pimenu" text:style-name="Internet_20_link" text:visited-style-name="Visited_20_Internet_20_Link">https://github.com/splitbrain/pimenu</text:a></text:p>
      <text:p text:style-name="P4">The installation notes need to be followed to get the PiMenu program working:</text:p>
      <text:h text:style-name="P24" text:outline-level="1">PiMenu</text:h>
      <text:p text:style-name="P10">This is a simple fullscreen menu system written in Python TKInter. It has been developed with a Raspberry Pi Touchscreen in mind and is optimized for small screens (320x240 is assumed).</text:p>
      <text:p text:style-name="P11"><text:span text:style-name="T3">The design is inspired by Windows 8's Metro design. Tiles are configured in </text:span><text:span text:style-name="Source_20_Text"><text:span text:style-name="T4">pimenu.yaml</text:span></text:span><text:span text:style-name="T3">, they can either open new pages of tiles or execute the action script </text:span><text:span text:style-name="Source_20_Text"><text:span text:style-name="T4">pimenu.sh</text:span></text:span><text:span text:style-name="T3"> to execute arbitrary tasks.</text:span></text:p>
      <text:p text:style-name="P10">On the Raspberry, install python-yaml:</text:p>
      <text:p text:style-name="P12"><text:soft-page-break/><text:span text:style-name="Source_20_Text"><text:span text:style-name="T5">sudo apt-get install python-yaml</text:span></text:span></text:p>
      <text:p text:style-name="P10">Copy the example configs before running the script:</text:p>
      <text:p text:style-name="P12"><text:span text:style-name="Source_20_Text"><text:span text:style-name="T5">cp pimenu.yaml{.dist,}</text:span></text:span></text:p>
      <text:p text:style-name="P9"><text:span text:style-name="Source_20_Text"><text:span text:style-name="T5">cp pimenu.sh{.dist,}</text:span></text:span></text:p>
      <text:p text:style-name="P11"><text:span text:style-name="T3">The app can be started in fullscreen by passing </text:span><text:span text:style-name="Source_20_Text"><text:span text:style-name="T4">fs</text:span></text:span><text:span text:style-name="T3"> as first parameter.</text:span></text:p>
      <text:p text:style-name="P12"><text:span text:style-name="Source_20_Text"><text:span text:style-name="T5">./pimenu.py fs</text:span></text:span></text:p>
      <text:p text:style-name="Text_20_body"><text:line-break/><text:span text:style-name="T6">Then clone the repository:</text:span></text:p>
      <text:p text:style-name="Preformatted_20_Text"><text:span text:style-name="T6">git clone </text:span><text:a xlink:type="simple" xlink:href="https://github.com/splitbrain/pimenu.git" text:style-name="Internet_20_link" text:visited-style-name="Visited_20_Internet_20_Link">https://github.com/splitbrain/pimenu.git</text:a></text:p>
      <text:p text:style-name="Text_20_body"/>
      <text:p text:style-name="P17">The paramiko module is needed to run this program:</text:p>
      <text:p text:style-name="Preformatted_20_Text">sudo pip install paramiko</text:p>
      <text:p text:style-name="P17"/>
      <text:p text:style-name="P6">The final program is stored on the git repository for this project.</text:p>
      <text:p text:style-name="P7">The words and aesthetic have been amended and are stored on Github.</text:p>
      <text:p text:style-name="P16"/>
      <text:p text:style-name="P7"/>
      <text:h text:style-name="P25" text:outline-level="1">Setup for Raspberry Pi 2 – Screening</text:h>
      <text:p text:style-name="P8">The second Raspberry Pi contains the movie files, and manages the screening of these movies.</text:p>
      <text:p text:style-name="P8">Messages are sent from the code of the first pi to the second. The second pi needs to be configured to accept incoming messages. For this, I have created a static hostname for the screenings Raspberry Pi (old notes, now lost – must repeat and find gain if necessary). The Pi is named ‘screening’ and is password protected.</text:p>
      <text:p text:style-name="P8">The code in the ‘touch’ <text:span text:style-name="T7">R</text:span>aspberry Pi needs to access the ‘screening’ pi to ensure messages are sent between them.</text:p>
      <text:p text:style-name="P15">The folder that stores the films is located in the code for the touch 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Liberation Mono', 'DejaVu Sans Mono', 'Bitstream Vera Sans Mono',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7:46:42.182208222</meta:creation-date>
    <dc:date>2019-11-06T19:31:42.067581005</dc:date>
    <meta:editing-duration>PT25M55S</meta:editing-duration>
    <meta:editing-cycles>11</meta:editing-cycles>
    <meta:generator>LibreOffice/6.1.5.2$Linux_ARM_EABI LibreOffice_project/10$Build-2</meta:generator>
    <meta:document-statistic meta:table-count="0" meta:image-count="0" meta:object-count="0" meta:page-count="3" meta:paragraph-count="78" meta:word-count="715" meta:character-count="4411" meta:non-whitespace-character-count="3794"/>
  </office:meta>
</office:document-meta>
</file>